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9.23cm"/>
    </style:style>
    <style:style style:name="Tabla1.B" style:family="table-column">
      <style:table-column-properties style:column-width="7.77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9.322cm"/>
    </style:style>
    <style:style style:name="Tabla2.B" style:family="table-column">
      <style:table-column-properties style:column-width="7.678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2" text:outline-level="2"><text:bookmark text:name="2.1-spring-tool-suite:-nuestro-entorno-de-trabajo"/>2.1 Spring Tool Suite: nuestro entorno de trabajo</text:h>
      <text:p text:style-name="Text_20_body">STS (Spring Tool Suite), es un entorno de desarrollo basado en Eclipse que está preparado para el desarrollo de aplicaciones Spring. Proporciona un entorno <text:span text:style-name="Emphasis">ready-to-use</text:span> para implementar, depurar, ejecutar y desplegar aplicaciones Spring, incluyendo integraciones con Git, Maven, AspectJ, así como todas las funcionalidades de las últimas versiones de eclipse.</text:p>
      <text:p text:style-name="Text_20_body">La última versión disponible la podemos encontrar en la propia web de spring (<text:a xlink:type="simple" xlink:href="https://spring.io/tools/sts" text:style-name="Internet_20_link" text:visited-style-name="Visited_20_Internet_20_Link">https://spring.io/tools/sts</text:a>). Si pinchamos sobre el enlace, podemos acceder a la descarga del entorno, que viene empaquetado como un fichero zip. Dentro del mismo, podemos encontrar una carpeta con todo el software, y el ejecutable, llamado <text:span text:style-name="Source_20_Text">STS.exe</text:span>.</text:p>
      <text:p text:style-name="Text_20_body">Sin embargo, en los primeros compases del curso, trabajaremos con Spring al estilo Maven, lo que nos proporcionará algunas ventajas:</text:p>
      <text:list xml:id="list2726992304" text:style-name="L1">
        <text:list-item>
          <text:p text:style-name="P1">Podremos trabajar con proyectos <text:span text:style-name="Emphasis">legacy</text:span> (heredados), que estén configurados como proyectos Maven.</text:p>
        </text:list-item>
        <text:list-item>
          <text:p text:style-name="P1">Nos permitirá implementar proyectos sin el uso de la herramienta específica STS, y así poder utilizar cualquier otro IDE de uso general (el propio Eclipse, Netbeans, JDeveloper…).</text:p>
        </text:list-item>
      </text:list>
      <text:h text:style-name="Heading_20_2" text:outline-level="2"><text:bookmark text:name="2.2-una-palabra-más-sobre-*maven*"/>2.2 Una palabra más sobre <text:span text:style-name="Emphasis">Maven</text:span></text:h>
      <text:p text:style-name="Text_20_body">A día de hoy encontramos a muchos desarrolladores de Spring que utilizan Eclipse, y que comienzan los desarrollos de Spring como proyectos Maven. Maven nos permite gestionar las dependencias a través de un fichero de configuración, <text:span text:style-name="Source_20_Text">pom.xml</text:span>. A continuación podemos encontrar las dependencias Maven más usuales (y para la versión actual) para el trabajo con Spring.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Dependencia</text:p>
            </table:table-cell>
            <table:table-cell table:style-name="Tabla1.A1" office:value-type="string">
              <text:p text:style-name="Table_20_Heading">¿Para qué sirve?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ource_20_Text">&lt;dependency&gt;&lt;groupId&gt;org.springframework&lt;/groupId&gt;&lt;artifactId&gt;spring-core&lt;/artifactId&gt;&lt;version&gt;4.3.2.RELEASE&lt;/version&gt;&lt;/dependency&gt;</text:span></text:p>
          </table:table-cell>
          <table:table-cell table:style-name="Tabla1.A1" office:value-type="string">
            <text:p text:style-name="Table_20_Contents">Esta es una de las dependencias más básicas. Si queremos construir un proyecto básico con Spring, que nos permita usar el <text:span text:style-name="Emphasis">IoC container</text:span> y definir nuestros propios beans, esta es la dependencia que debemos usar.</text:p>
          </table:table-cell>
        </table:table-row>
        <table:table-row>
          <table:table-cell table:style-name="Tabla1.A1" office:value-type="string">
            <text:p text:style-name="Table_20_Contents"><text:span text:style-name="Source_20_Text">&lt;dependency&gt;&lt;groupId&gt;org.springframework&lt;/groupId&gt;&lt;artifactId&gt;spring-webmvc&lt;/artifactId&gt;&lt;version&gt;4.3.2.RELEASE&lt;/version&gt;&lt;/dependency&gt;</text:span></text:p>
          </table:table-cell>
          <table:table-cell table:style-name="Tabla1.A1" office:value-type="string">
            <text:p text:style-name="Table_20_Contents">Esta dependencia nos permitirá trabajar con todos los componentes para implementar aplicaciones web siguiendo el patrón Modelo-Vista-Controlador</text:p>
          </table:table-cell>
        </table:table-row>
        <table:table-row>
          <table:table-cell table:style-name="Tabla1.A1" office:value-type="string">
            <text:p text:style-name="Table_20_Contents"><text:span text:style-name="Source_20_Text">&lt;dependency&gt;&lt;groupId&gt;org.springframework&lt;/groupId&gt;&lt;artifactId&gt;spring-aop&lt;/artifactId&gt;&lt;version&gt;4.3.2.RELEASE&lt;/version&gt;&lt;/dependency&gt;</text:span></text:p>
          </table:table-cell>
          <table:table-cell table:style-name="Tabla1.A1" office:value-type="string">
            <text:p text:style-name="Table_20_Contents">Esta dependencia sirve para poder utilizar la programación orientada a aspectos (AOP).</text:p>
          </table:table-cell>
        </table:table-row>
        <table:table-row>
          <table:table-cell table:style-name="Tabla1.A1" office:value-type="string">
            <text:p text:style-name="Table_20_Contents"><text:span text:style-name="Source_20_Text">&lt;dependency&gt;&lt;groupId&gt;org.springframework.data&lt;/groupId&gt;&lt;artifactId&gt;spring-data-</text:span><text:soft-page-break/><text:span text:style-name="Source_20_Text">jpa&lt;/artifactId&gt;&lt;/dependency&gt;</text:span></text:p>
          </table:table-cell>
          <table:table-cell table:style-name="Tabla1.A1" office:value-type="string">
            <text:p text:style-name="Table_20_Contents">Esta dependencia, algo más específica, nos permitirá trabajar con el submódulo de Spring Data para JPA</text:p>
          </table:table-cell>
        </table:table-row>
      </table:table>
      <text:p text:style-name="Text_20_body">A lo largo del curso trabajaremos con algunas dependencias más, que no son propias de Spring, pero sí de otros elementos que necesitaremos, como la interfaz de usuario, el proveedor de ORM (<text:span text:style-name="Emphasis">Object Relational Mapping</text:span>), la base de datos…: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Dependencia</text:p>
            </table:table-cell>
            <table:table-cell table:style-name="Tabla2.A1" office:value-type="string">
              <text:p text:style-name="Table_20_Heading">¿Para qué sirve?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ource_20_Text">&lt;dependency&gt;&lt;groupId&gt;com.h2database&lt;/groupId&gt;&lt;artifactId&gt;h2&lt;/artifactId&gt;&lt;/dependency&gt;</text:span></text:p>
          </table:table-cell>
          <table:table-cell table:style-name="Tabla2.A1" office:value-type="string">
            <text:p text:style-name="Table_20_Contents">Base de datos relacional <text:span text:style-name="Emphasis">embebible</text:span> en un proyecto, implementada íntegramente en Java. Es muy útil para la fase de desarrollo o para sistemas que no necesitan un sistema gestor de base de datos profesional de alto rendimiento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dependency&gt;&lt;groupId&gt;org.hibernate&lt;/groupId&gt;&lt;artifactId&gt;hibernate-entitymanager&lt;/artifactId&gt;&lt;/dependency&gt;</text:span></text:p>
          </table:table-cell>
          <table:table-cell table:style-name="Tabla2.A1" office:value-type="string">
            <text:p text:style-name="Table_20_Contents">Hibernate es uno de los motores de persistencia más utilizado a día de hoy en proyectos sofware. 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dependency&gt;&lt;groupId&gt;log4j&lt;/groupId&gt;&lt;artifactId&gt;log4j&lt;/artifactId&gt;&lt;version&gt;1.2.14&lt;/version&gt;&lt;/dependency&gt;</text:span></text:p>
          </table:table-cell>
          <table:table-cell table:style-name="Tabla2.A1" office:value-type="string">
            <text:p text:style-name="Table_20_Contents">Log 4 Java es uno de los múltiples sistemas de <text:span text:style-name="Emphasis">logging</text:span> disponibles para Spring, que nos permitirá configurar rápidamente este aspecto de nuestros proyectos.</text:p>
          </table:table-cell>
        </table:table-row>
      </table:table>
      <text:p text:style-name="Text_20_body">Durante todas las lecciones, se proporcionarán las dependencias necesarias o el fichero <text:span text:style-name="Source_20_Text">pom.xml</text:span> completo necesarios para poder realizar los ejemplos. 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2-09T20:04:34.190000000</dc:date>
    <meta:editing-duration>PT59S</meta:editing-duration>
    <meta:editing-cycles>3</meta:editing-cycles>
    <meta:document-statistic meta:table-count="2" meta:image-count="0" meta:object-count="0" meta:page-count="2" meta:paragraph-count="28" meta:word-count="462" meta:character-count="3794" meta:non-whitespace-character-count="3360"/>
  </office:meta>
</office:document-meta>
</file>